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993cm" table:align="margins"/>
    </style:style>
    <style:style style:name="Table1.A" style:family="table-column">
      <style:table-column-properties style:column-width="5.664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993cm" table:align="margins"/>
    </style:style>
    <style:style style:name="Table2.A" style:family="table-column">
      <style:table-column-properties style:column-width="5.664cm" style:rel-column-width="21845*"/>
    </style:style>
    <style:style style:name="Table2.B" style:family="table-column">
      <style:table-column-properties style:column-width="11.329cm" style:rel-column-width="43690*"/>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Standard">
      <style:text-properties officeooo:rsid="002214f5" officeooo:paragraph-rsid="002214f5"/>
    </style:style>
    <style:style style:name="P3" style:family="paragraph" style:parent-style-name="Text_20_body">
      <style:text-properties officeooo:paragraph-rsid="0026305c"/>
    </style:style>
    <style:style style:name="P4" style:family="paragraph" style:parent-style-name="Table_20_Contents">
      <style:text-properties officeooo:rsid="0027ad75" officeooo:paragraph-rsid="0027ad75"/>
    </style:style>
    <style:style style:name="P5" style:family="paragraph" style:parent-style-name="Text_20_body">
      <style:text-properties officeooo:rsid="002a99b5" officeooo:paragraph-rsid="002a99b5"/>
    </style:style>
    <style:style style:name="P6" style:family="paragraph" style:parent-style-name="Text_20_body">
      <style:text-properties officeooo:rsid="002adeff" officeooo:paragraph-rsid="002adeff"/>
    </style:style>
    <style:style style:name="P7" style:family="paragraph" style:parent-style-name="Text_20_body">
      <style:text-properties officeooo:paragraph-rsid="0027ad75"/>
    </style:style>
    <style:style style:name="P8" style:family="paragraph" style:parent-style-name="Text_20_body">
      <style:text-properties officeooo:rsid="002bc207" officeooo:paragraph-rsid="002bc207"/>
    </style:style>
    <style:style style:name="P9" style:family="paragraph" style:parent-style-name="Heading_20_1" style:master-page-name="Standard">
      <style:paragraph-properties fo:text-align="center" style:justify-single-word="false" style:page-number="auto"/>
    </style:style>
    <style:style style:name="P10" style:family="paragraph" style:parent-style-name="Heading_20_1">
      <style:paragraph-properties fo:text-align="center" style:justify-single-word="false"/>
    </style:style>
    <style:style style:name="P11" style:family="paragraph" style:parent-style-name="Heading_20_1">
      <style:paragraph-properties fo:break-before="page"/>
      <style:text-properties officeooo:rsid="001ecb41" officeooo:paragraph-rsid="001ecb41"/>
    </style:style>
    <style:style style:name="P12" style:family="paragraph" style:parent-style-name="Heading_20_2">
      <style:text-properties officeooo:rsid="001f209d" officeooo:paragraph-rsid="001f209d"/>
    </style:style>
    <style:style style:name="P13" style:family="paragraph" style:parent-style-name="Heading_20_2">
      <style:paragraph-properties fo:break-before="page"/>
      <style:text-properties officeooo:rsid="0026305c" officeooo:paragraph-rsid="0026305c"/>
    </style:style>
    <style:style style:name="P14" style:family="paragraph" style:parent-style-name="Heading_20_3">
      <style:text-properties officeooo:rsid="0027ad75" officeooo:paragraph-rsid="0027ad75"/>
    </style:style>
    <style:style style:name="P15" style:family="paragraph" style:parent-style-name="Heading_20_3">
      <style:text-properties officeooo:rsid="002adeff" officeooo:paragraph-rsid="002adeff"/>
    </style:style>
    <style:style style:name="P16" style:family="paragraph" style:parent-style-name="Heading_20_3">
      <style:text-properties officeooo:rsid="002a99b5" officeooo:paragraph-rsid="002a99b5"/>
    </style:style>
    <style:style style:name="P17" style:family="paragraph" style:parent-style-name="Standard" style:list-style-name="L1">
      <style:text-properties officeooo:paragraph-rsid="001ecb41"/>
    </style:style>
    <style:style style:name="P18" style:family="paragraph" style:parent-style-name="Standard" style:list-style-name="L1">
      <style:text-properties officeooo:paragraph-rsid="001f209d"/>
    </style:style>
    <style:style style:name="P19" style:family="paragraph" style:parent-style-name="Standard" style:list-style-name="L1">
      <style:text-properties officeooo:rsid="002adeff" officeooo:paragraph-rsid="002adeff"/>
    </style:style>
    <style:style style:name="P20" style:family="paragraph" style:parent-style-name="Standard" style:list-style-name="L1">
      <style:text-properties officeooo:rsid="0025ad68" officeooo:paragraph-rsid="0025ad68"/>
    </style:style>
    <style:style style:name="P21" style:family="paragraph" style:parent-style-name="Standard" style:list-style-name="L1">
      <style:text-properties officeooo:rsid="001f209d" officeooo:paragraph-rsid="0025ad68"/>
    </style:style>
    <style:style style:name="P22" style:family="paragraph" style:parent-style-name="Standard" style:list-style-name="L1">
      <style:text-properties officeooo:rsid="001f209d" officeooo:paragraph-rsid="001f209d"/>
    </style:style>
    <style:style style:name="P23" style:family="paragraph" style:parent-style-name="Standard" style:list-style-name="L2">
      <style:text-properties officeooo:rsid="001f209d" officeooo:paragraph-rsid="001f209d"/>
    </style:style>
    <style:style style:name="P24" style:family="paragraph" style:parent-style-name="Standard" style:list-style-name="L1">
      <style:text-properties officeooo:rsid="0020a77d" officeooo:paragraph-rsid="0020a77d"/>
    </style:style>
    <style:style style:name="P25" style:family="paragraph" style:parent-style-name="Standard" style:list-style-name="L2">
      <style:text-properties officeooo:rsid="0020a77d" officeooo:paragraph-rsid="0020a77d"/>
    </style:style>
    <style:style style:name="P26" style:family="paragraph" style:parent-style-name="Standard" style:list-style-name="L1">
      <style:text-properties officeooo:rsid="0021153b" officeooo:paragraph-rsid="0021153b"/>
    </style:style>
    <style:style style:name="P27" style:family="paragraph" style:parent-style-name="Standard" style:list-style-name="L2">
      <style:text-properties officeooo:rsid="0021153b" officeooo:paragraph-rsid="0021153b"/>
    </style:style>
    <style:style style:name="P28" style:family="paragraph" style:parent-style-name="Standard" style:list-style-name="L2">
      <style:text-properties officeooo:paragraph-rsid="001f209d"/>
    </style:style>
    <style:style style:name="P29" style:family="paragraph" style:parent-style-name="Standard" style:list-style-name="L2">
      <style:text-properties officeooo:rsid="002214f5" officeooo:paragraph-rsid="002214f5"/>
    </style:style>
    <style:style style:name="P30" style:family="paragraph" style:parent-style-name="Standard" style:master-page-name="Landscape">
      <style:paragraph-properties style:page-number="auto"/>
      <style:text-properties officeooo:rsid="00241791" officeooo:paragraph-rsid="00241791"/>
    </style:style>
    <style:style style:name="P31" style:family="paragraph" style:parent-style-name="Standard" style:master-page-name="Standard">
      <style:paragraph-properties style:page-number="auto"/>
      <style:text-properties officeooo:rsid="00241791" officeooo:paragraph-rsid="00241791"/>
    </style:style>
    <style:style style:name="P32" style:family="paragraph" style:parent-style-name="Text_20_body">
      <style:text-properties officeooo:rsid="0026305c" officeooo:paragraph-rsid="0026305c"/>
    </style:style>
    <style:style style:name="P33" style:family="paragraph" style:parent-style-name="Text_20_body">
      <style:text-properties officeooo:rsid="002d533a" officeooo:paragraph-rsid="002d533a"/>
    </style:style>
    <style:style style:name="P34" style:family="paragraph" style:parent-style-name="Text_20_body" style:list-style-name="L3">
      <style:text-properties officeooo:rsid="002d533a" officeooo:paragraph-rsid="002d533a"/>
    </style:style>
    <style:style style:name="T1" style:family="text">
      <style:text-properties officeooo:rsid="001ecb41"/>
    </style:style>
    <style:style style:name="T2" style:family="text">
      <style:text-properties officeooo:rsid="001f209d"/>
    </style:style>
    <style:style style:name="T3" style:family="text">
      <style:text-properties officeooo:rsid="001cba15"/>
    </style:style>
    <style:style style:name="T4" style:family="text">
      <style:text-properties officeooo:rsid="0025ad68"/>
    </style:style>
    <style:style style:name="T5" style:family="text">
      <style:text-properties officeooo:rsid="002adeff"/>
    </style:style>
    <style:style style:name="T6" style:family="text">
      <style:text-properties officeooo:rsid="002bc20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
      <text:h text:style-name="P10" text:outline-level="1"/>
      <text:h text:style-name="P10" text:outline-level="1"/>
      <text:h text:style-name="P10" text:outline-level="1"/>
      <text:h text:style-name="P10" text:outline-level="1"/>
      <text:p text:style-name="Title">Last Charge Design</text:p>
      <text:p text:style-name="Text_20_body"/>
      <text:p text:style-name="Subtitle">The Last Charger You’ll Ever Need</text:p>
      <text:p text:style-name="P1"/>
      <text:h text:style-name="P11" text:outline-level="1">Design Goals</text:h>
      <text:h text:style-name="P12" text:outline-level="2">Must haves:</text:h>
      <text:list text:style-name="L1">
        <text:list-item>
          <text:p text:style-name="P17"><text:span text:style-name="T1">M</text:span>easure <text:span text:style-name="T1">cell</text:span> current <text:span text:style-name="T1">to within 1mA in the range 0 to 50mA and within 10mA within the range 100mA to4A</text:span></text:p>
        </text:list-item>
        <text:list-item>
          <text:p text:style-name="P18"><text:span text:style-name="T1">Measure cell </text:span>voltage <text:span text:style-name="T1">to within 1mV </text:span><text:span text:style-name="T2">in the range 0.5V to 2V</text:span></text:p>
        </text:list-item>
        <text:list-item>
          <text:p text:style-name="P19">Control charge current to within 5mA in range 0-50mA, 50mA in range 100mA to 4A</text:p>
        </text:list-item>
        <text:list-item>
          <text:p text:style-name="P18"><text:span text:style-name="T3">Ability to </text:span><text:span text:style-name="T2">trickle charge at 0.01C</text:span></text:p>
        </text:list-item>
        <text:list-item>
          <text:p text:style-name="P20">Fast charge at 1C (up to 3A @ 1.5V)</text:p>
        </text:list-item>
        <text:list-item>
          <text:p text:style-name="P21">Fast charge termination using -dv/dt method</text:p>
        </text:list-item>
        <text:list-item>
          <text:p text:style-name="P22">Display to view charge statistics</text:p>
        </text:list-item>
        <text:list-item>
          <text:p text:style-name="P22">Modular design with 1 <text:span text:style-name="T4">cell</text:span> per module</text:p>
        </text:list-item>
        <text:list-item>
          <text:p text:style-name="P22">Modules for AA and AAA cells</text:p>
        </text:list-item>
        <text:list-item>
          <text:p text:style-name="P22">Cell discharge at approximately 1A</text:p>
        </text:list-item>
        <text:list-item>
          <text:p text:style-name="P24">Powered from a 12V barrel jack</text:p>
        </text:list-item>
        <text:list-item>
          <text:p text:style-name="P26">Programming port</text:p>
        </text:list-item>
        <text:list-item>
          <text:p text:style-name="P20">Three button UI</text:p>
        </text:list-item>
      </text:list>
      <text:h text:style-name="P12" text:outline-level="2">Nice to haves:</text:h>
      <text:list text:style-name="L2">
        <text:list-item>
          <text:p text:style-name="P28"><text:span text:style-name="T2">Measure cell</text:span> temperature</text:p>
        </text:list-item>
        <text:list-item>
          <text:p text:style-name="P23">Fast charge termination using dT/dt termination</text:p>
        </text:list-item>
        <text:list-item>
          <text:p text:style-name="P25">Powered from USBC PD</text:p>
        </text:list-item>
        <text:list-item>
          <text:p text:style-name="P27">Cell insertion detection</text:p>
        </text:list-item>
        <text:list-item>
          <text:p text:style-name="P29">4 wire voltage sense</text:p>
        </text:list-item>
      </text:list>
      <text:p text:style-name="P2"/>
      <text:h text:style-name="P13" text:outline-level="2">User Interface</text:h>
      <text:p text:style-name="P32">The UI shall consist of three push buttons for Up, Down and Enter respectively. These buttons will be used to navigate a menu that is displayed on a graphical OLED display. The display should update at least once per second, and show battery voltage, current, charge state as well as allow selecting battery capacity before charging and choosing operating mode (STANDBY, CHARGE, CYCLE)</text:p>
      <text:p text:style-name="P32"/>
      <text:p text:style-name="P33">Display options</text:p>
      <text:list text:style-name="L3">
        <text:list-item>
          <text:p text:style-name="P34">PIM473 128x128 white OLED</text:p>
          <text:list>
            <text:list-item>
              <text:p text:style-name="P34"><text:a xlink:type="simple" xlink:href="https://core-electronics.com.au/1-12-mono-oled-128x128-white-black-breakout.html" text:style-name="Internet_20_link" text:visited-style-name="Visited_20_Internet_20_Link">https://core-electronics.com.au/1-12-mono-oled-128x128-white-black-breakout.html</text:a></text:p>
            </text:list-item>
          </text:list>
        </text:list-item>
        <text:list-item>
          <text:p text:style-name="P34">MDOG128128FV-WM 128x128 white OLED</text:p>
          <text:list>
            <text:list-item>
              <text:p text:style-name="P34">https://au.element14.com/midas/mdog128128fv-wm/display-128-x-128-cog-wht-on-blk/dp/4048487?CMP=GRHB-OCTOPART</text:p>
            </text:list-item>
          </text:list>
        </text:list-item>
      </text:list>
      <text:h text:style-name="P13" text:outline-level="2">Power</text:h>
      <text:p text:style-name="P3"/>
      <text:h text:style-name="P13" text:outline-level="2">Mi<text:span text:style-name="T5">c</text:span>rocontroller</text:h>
      <text:p text:style-name="P3"/>
      <text:h text:style-name="P13" text:outline-level="2">Charge</text:h>
      <text:h text:style-name="Heading_20_3" text:outline-level="3">Potential Components</text:h>
      <table:table table:name="Table1" table:style-name="Table1">
        <table:table-column table:style-name="Table1.A" table:number-columns-repeated="3"/>
        <table:table-row>
          <table:table-cell table:style-name="Table1.A1" office:value-type="string">
            <text:p text:style-name="P4">MPN</text:p>
          </table:table-cell>
          <table:table-cell table:style-name="Table1.A1" office:value-type="string">
            <text:p text:style-name="P4">Manufacturer</text:p>
          </table:table-cell>
          <table:table-cell table:style-name="Table1.C1" office:value-type="string">
            <text:p text:style-name="P4">Description</text:p>
          </table:table-cell>
        </table:table-row>
        <table:table-row>
          <table:table-cell table:style-name="Table1.A2" office:value-type="string">
            <text:p text:style-name="P4">MAX1640</text:p>
          </table:table-cell>
          <table:table-cell table:style-name="Table1.A2" office:value-type="string">
            <text:p text:style-name="P4">Analog Devices</text:p>
          </table:table-cell>
          <table:table-cell table:style-name="Table1.C2" office:value-type="string">
            <text:p text:style-name="Table_20_Contents">Adjustable-Output, Switch-Mode Current Sources with Synchronous Rectifier</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h text:style-name="P14" text:outline-level="3">Resources</text:h>
      <table:table table:name="Table2" table:style-name="Table2">
        <table:table-column table:style-name="Table2.A"/>
        <table:table-column table:style-name="Table2.B"/>
        <table:table-row>
          <table:table-cell table:style-name="Table2.A1" office:value-type="string">
            <text:p text:style-name="P4">Description</text:p>
          </table:table-cell>
          <table:table-cell table:style-name="Table2.B1" office:value-type="string">
            <text:p text:style-name="P4">Link</text:p>
          </table:table-cell>
        </table:table-row>
        <table:table-row>
          <table:table-cell table:style-name="Table2.A2" office:value-type="string">
            <text:p text:style-name="Table_20_Contents">Voltage- and Current-Mode Control for PWM Signal Generation in DC-to-DC Switching Regulators</text:p>
          </table:table-cell>
          <table:table-cell table:style-name="Table2.B2" office:value-type="string">
            <text:p text:style-name="Table_20_Contents">https://www.digikey.com.au/en/articles/voltage-and-current-mode-control-for-pwm-signal-generation-in-dc-to-dc-switching-regulators</text:p>
          </table:table-cell>
        </table:table-row>
        <table:table-row>
          <table:table-cell table:style-name="Table2.A2" office:value-type="string">
            <text:p text:style-name="Table_20_Contents">Using PFM to Improve Switching DC/DC Regulator Efficiency at Low Loads</text:p>
          </table:table-cell>
          <table:table-cell table:style-name="Table2.B2" office:value-type="string">
            <text:p text:style-name="Table_20_Contents">https://www.digikey.com.au/en/articles/using-pfm-to-improve-switching-dc-dc-regulator-efficiency-at-low-loads</text:p>
          </table:table-cell>
        </table:table-row>
        <table:table-row>
          <table:table-cell table:style-name="Table2.A2" office:value-type="string">
            <text:p text:style-name="Table_20_Contents">Simple Solutions for a Single-Device Pulse-Width Modulation (PWM) Waveform Generator</text:p>
          </table:table-cell>
          <table:table-cell table:style-name="Table2.B2" office:value-type="string">
            <text:p text:style-name="Table_20_Contents">https://www.analog.com/en/technical-articles/simple-solutions-for-a-singledevice-pulsewidth-modulation-pwm-waveform-generator.html</text:p>
          </table:table-cell>
        </table:table-row>
        <table:table-row>
          <table:table-cell table:style-name="Table2.A2" office:value-type="string">
            <text:p text:style-name="Table_20_Contents">HOW TO BUILD A SAWTOOTH AND TRIANGLE WAVE GENERATOR</text:p>
          </table:table-cell>
          <table:table-cell table:style-name="Table2.B2" office:value-type="string">
            <text:p text:style-name="Table_20_Contents">https://www.circuitbasics.com/what-are-sawtooth-and-triangle-wave-generators/</text:p>
          </table:table-cell>
        </table:table-row>
      </table:table>
      <text:p text:style-name="P7"/>
      <text:h text:style-name="P15" text:outline-level="3">Control</text:h>
      <text:p text:style-name="P6">Current control requirement <text:span text:style-name="T6">is 5mA between 0 and 50mA and 50mA between 100mA and 4A, 12 bit DAC should be sufficient for this. I2C would be optimal.</text:span></text:p>
      <text:p text:style-name="P7"/>
      <text:h text:style-name="P16" text:outline-level="3">Measurement</text:h>
      <text:p text:style-name="P5">For current measurement requirement 1mA from 0 to 4A we need 12 bits ADC, choose 16 bit ADC to be safe. Will need high side current sense resistor and current sense differential amplifier to take this measurement. The amplified signal may be fed back to control loop. </text:p>
      <text:p text:style-name="P5">For voltage measurement requirement 1mV from 0.5 to 2V need 11 bit ADC, for margin and BOM choose 16 bit ADC same as current measurement. Voltage buffer needed, using opamp.</text:p>
      <text:p text:style-name="P8">I2C ADCs would be optimal for these.</text:p>
      <text:p text:style-name="P30">Block Diagram<text:line-break/></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8T21:34:04.043000000</meta:creation-date>
    <dc:date>2023-01-09T23:44:40.395000000</dc:date>
    <meta:editing-duration>P3DT12H57M28S</meta:editing-duration>
    <meta:editing-cycles>18</meta:editing-cycles>
    <meta:generator>LibreOffice/7.4.1.2$Windows_X86_64 LibreOffice_project/3c58a8f3a960df8bc8fd77b461821e42c061c5f0</meta:generator>
    <meta:document-statistic meta:table-count="2" meta:image-count="0" meta:object-count="0" meta:page-count="8" meta:paragraph-count="58" meta:word-count="419" meta:character-count="3039" meta:non-whitespace-character-count="2698"/>
  </office:meta>
</office:document-meta>
</file>